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80000003F15D18EFBDF6734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officeooo:rsid="000c32ba" officeooo:paragraph-rsid="000c32ba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c32ba" officeooo:paragraph-rsid="000c32b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c32ba" officeooo:paragraph-rsid="000c32ba" style:font-size-asian="12.25pt" style:font-weight-asian="normal" style:font-size-complex="14pt" style:font-weight-complex="normal"/>
    </style:style>
    <style:style style:name="P4" style:family="paragraph" style:parent-style-name="Text_20_body">
      <style:paragraph-properties fo:margin-top="0cm" fo:margin-bottom="0.282cm" style:contextual-spacing="false" fo:line-height="12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0c32ba" officeooo:paragraph-rsid="000c32ba" style:text-blinking="false" fo:background-color="transparent" style:font-size-asian="12.25pt" style:font-weight-asian="normal" style:font-size-complex="14pt" style:font-weight-complex="normal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.353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.282cm" style:contextual-spacing="false" fo:line-height="12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0c32ba" officeooo:paragraph-rsid="000c32ba" style:text-blinking="false" fo:background-color="transparent"/>
    </style:style>
    <style:style style:name="P9" style:family="paragraph" style:parent-style-name="Text_20_body">
      <style:paragraph-properties fo:text-align="start" style:justify-single-word="false"/>
      <style:text-properties fo:font-size="14pt" fo:font-weight="normal" officeooo:rsid="000c32ba" officeooo:paragraph-rsid="000c32ba" style:font-size-asian="12.25pt" style:font-weight-asian="normal" style:font-size-complex="14pt" style:font-weight-complex="normal"/>
    </style:style>
    <style:style style:name="P10" style:family="paragraph" style:parent-style-name="Text_20_body">
      <style:paragraph-properties fo:margin-top="0cm" fo:margin-bottom="0.282cm" style:contextual-spacing="false" fo:line-height="129%" fo:text-align="start" style:justify-single-word="false" style:writing-mode="lr-tb"/>
      <style:text-properties fo:font-size="14pt" fo:font-weight="normal" officeooo:rsid="000c32ba" officeooo:paragraph-rsid="000c32ba" style:font-size-asian="12.25pt" style:font-weight-asian="normal" style:font-size-complex="14pt" style:font-weight-complex="normal"/>
    </style:style>
    <style:style style:name="P11" style:family="paragraph" style:parent-style-name="Text_20_body">
      <style:paragraph-properties fo:margin-top="0cm" fo:margin-bottom="0.282cm" style:contextual-spacing="false" fo:line-height="129%" fo:text-align="center" style:justify-single-word="false" style:writing-mode="lr-tb"/>
      <style:text-properties fo:font-size="14pt" fo:font-weight="bold" officeooo:rsid="000c32ba" officeooo:paragraph-rsid="000c32ba" style:font-size-asian="12.25pt" style:font-weight-asian="bold" style:font-size-complex="14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style:text-blinking="false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У5-32Б</text:p>
      <text:p text:style-name="P1">Носков Алексей</text:p>
      <text:p text:style-name="P2">Рубежный контроль № 1.</text:p>
      <text:p text:style-name="P2"/>
      <text:p text:style-name="P3">Полученное задание:</text:p>
      <text:p text:style-name="P3"/>
      <text:p text:style-name="P9"><text:bookmark text:name="docs-internal-guid-07d94d8b-7fff-c711-b56f-807790357cb5"/><text:span text:style-name="T1"><text:tab/>1) Необходимо создать два класса данных в соответствии с Вашим вариантом предметной области, которые связаны отношениями один-ко-многим и многие-ко-многим.</text:span></text:p>
      <text:p text:style-name="P5"><text:bookmark text:name="docs-internal-guid-2d9414d8-7fff-047e-e782-2e317962d377"/><text:tab/>2) Необходимо создать списки объектов классов, содержащих тестовые данные (3-5 записей), таким образом, чтобы первичные и вторичные ключи соответствующих записей были связаны по идентификаторам.</text:p>
      <text:p text:style-name="P4">3) Необходимо разработать запросы в соответствии с Вашим вариантом. Запросы сформулированы в терминах классов «Сотрудник» и «Отдел», которые используются в примере. Вам нужно перенести эти требования в Ваш вариант предметной области. При разработке запросов необходимо по возможности использовать функциональные возможности языка Python (list/dict comprehensions, функции высших порядков).</text:p>
      <text:p text:style-name="P8"><text:bookmark text:name="docs-internal-guid-2722914e-7fff-3958-b2bc-426662ac4c9f"/>Вариант Б.</text:p>
      <text:list xml:id="list2022368094" text:style-name="L1">
        <text:list-item>
          <text:p text:style-name="P6">«Отдел» и «Сотрудник» связаны соотношением один-ко-многим. Выведите список всех связанных сотрудников и отделов, отсортированный по сотрудникам, сортировка по отделам произвольная.</text:p>
        </text:list-item>
        <text:list-item>
          <text:p text:style-name="P6">«Отдел» и «Сотрудник» связаны соотношением один-ко-многим. Выведите список отделов с количеством сотрудников в каждом отделе, отсортированный по количеству сотрудников.</text:p>
        </text:list-item>
        <text:list-item>
          <text:p text:style-name="P7">«Отдел» и «Сотрудник» связаны соотношением многие-ко-многим. Выведите список всех сотрудников, у которых фамилия заканчивается на «ов», и названия их отделов.</text:p>
        </text:list-item>
      </text:list>
      <text:p text:style-name="P11"><draw:frame draw:style-name="fr1" draw:name="Изображение1" text:anchor-type="char" svg:width="17cm" svg:height="0.852cm" draw:z-index="0"><draw:image xlink:href="Pictures/10000001000004E80000003F15D18EFBDF673497.png" xlink:type="simple" xlink:show="embed" xlink:actuate="onLoad" draw:mime-type="image/png"/></draw:frame><text:span text:style-name="T1">Текст программы</text:span></text:p>
      <text:p text:style-name="P10">from operator import itemgetter</text:p>
      <text:p text:style-name="P10"/>
      <text:p text:style-name="P10"/>
      <text:p text:style-name="P10"><text:soft-page-break/>class File:</text:p>
      <text:p text:style-name="P10"><text:s text:c="4"/>def __init__(self, file_id, name, type, size, catalog_id):</text:p>
      <text:p text:style-name="P10"><text:s text:c="8"/>self.id = file_id</text:p>
      <text:p text:style-name="P10"><text:s text:c="8"/>self.name = name</text:p>
      <text:p text:style-name="P10"><text:s text:c="8"/>self.type = type</text:p>
      <text:p text:style-name="P10"><text:s text:c="8"/>self.size = size</text:p>
      <text:p text:style-name="P10"><text:s text:c="8"/>self.catalog_id = catalog_id</text:p>
      <text:p text:style-name="P10"/>
      <text:p text:style-name="P10">class Catalog:</text:p>
      <text:p text:style-name="P10"><text:s text:c="4"/>def __init__(self, catalog_id, name):</text:p>
      <text:p text:style-name="P10"><text:s text:c="8"/>self.id = catalog_id</text:p>
      <text:p text:style-name="P10"><text:s text:c="8"/>self.name = name</text:p>
      <text:p text:style-name="P10"/>
      <text:p text:style-name="P10">class CatalogFile:</text:p>
      <text:p text:style-name="P10"><text:s text:c="4"/>def __init__(self, file_id, catalog_id):</text:p>
      <text:p text:style-name="P10"><text:s text:c="8"/>self.file_id = file_id</text:p>
      <text:p text:style-name="P10"><text:s text:c="8"/>self.catalog_id = catalog_id</text:p>
      <text:p text:style-name="P10"/>
      <text:p text:style-name="P10">files = [</text:p>
      <text:p text:style-name="P10"><text:s text:c="4"/>File(1, "some_text", "txt", 5, 1),</text:p>
      <text:p text:style-name="P10"><text:s text:c="4"/>File(2, "more_text", "txt", 6, 1),</text:p>
      <text:p text:style-name="P10"><text:s text:c="4"/>File(3, "first", "py", 3, 2),</text:p>
      <text:p text:style-name="P10"><text:s text:c="4"/>File(4, "second", "py", 3, 2),</text:p>
      <text:p text:style-name="P10"><text:s text:c="4"/>File(5, "third", "py", 5, 2)</text:p>
      <text:p text:style-name="P10">]</text:p>
      <text:p text:style-name="P10"><text:soft-page-break/></text:p>
      <text:p text:style-name="P10">catalogs = [</text:p>
      <text:p text:style-name="P10"><text:s text:c="4"/>Catalog(1, "Texts"),</text:p>
      <text:p text:style-name="P10"><text:s text:c="4"/>Catalog(2, "PythonCode")</text:p>
      <text:p text:style-name="P10">]</text:p>
      <text:p text:style-name="P10"/>
      <text:p text:style-name="P10">catalog_files = [</text:p>
      <text:p text:style-name="P10"><text:s text:c="4"/>CatalogFile(1, 2),</text:p>
      <text:p text:style-name="P10"><text:s text:c="4"/>CatalogFile(2, 1),</text:p>
      <text:p text:style-name="P10"><text:s text:c="4"/>CatalogFile(3, 2),</text:p>
      <text:p text:style-name="P10"><text:s text:c="4"/>CatalogFile(4, 2),</text:p>
      <text:p text:style-name="P10"><text:s text:c="4"/>CatalogFile(5, 2),</text:p>
      <text:p text:style-name="P10"><text:s text:c="4"/>CatalogFile(1, 1)</text:p>
      <text:p text:style-name="P10">]</text:p>
      <text:p text:style-name="P10"/>
      <text:p text:style-name="P10">def first_task(lst):</text:p>
      <text:p text:style-name="P10"><text:s text:c="4"/>return sorted(lst, key=lambda x: x[0])</text:p>
      <text:p text:style-name="P10"/>
      <text:p text:style-name="P10">def second_task(lst):</text:p>
      <text:p text:style-name="P10"><text:s text:c="4"/>d = {}</text:p>
      <text:p text:style-name="P10"><text:s text:c="4"/>for file, file_id, catalog in lst:</text:p>
      <text:p text:style-name="P10"><text:s text:c="8"/>if catalog in d:</text:p>
      <text:p text:style-name="P10"><text:s text:c="12"/>d[catalog] += 1</text:p>
      <text:p text:style-name="P10"><text:s text:c="8"/>else:</text:p>
      <text:p text:style-name="P10"><text:s text:c="12"/>d[catalog] = 1</text:p>
      <text:p text:style-name="P10"><text:soft-page-break/><text:s text:c="4"/>return sorted(d.items(), key=lambda x: x[1], reverse=True)</text:p>
      <text:p text:style-name="P10"/>
      <text:p text:style-name="P10">def third_task(lst, end):</text:p>
      <text:p text:style-name="P10"><text:s text:c="4"/>return [(file_name, catalog_name) for file_name, _, catalog_name in lst if file_name.endswith(end)]</text:p>
      <text:p text:style-name="P10"/>
      <text:p text:style-name="P10">def main():</text:p>
      <text:p text:style-name="P10"><text:s text:c="4"/>one_to_many = [(file.name + "." + file.type, file.id, catalog.name)</text:p>
      <text:p text:style-name="P10"><text:s text:c="19"/>for catalog in catalogs</text:p>
      <text:p text:style-name="P10"><text:s text:c="19"/>for file in files</text:p>
      <text:p text:style-name="P10"><text:s text:c="19"/>if file.catalog_id == catalog.id]</text:p>
      <text:p text:style-name="P10"/>
      <text:p text:style-name="P10"><text:s text:c="4"/>many_to_many = [(file.name + '.' + file.type, catalog_file.file_id, catalog.name) </text:p>
      <text:p text:style-name="P10"><text:s text:c="20"/>for file in files</text:p>
      <text:p text:style-name="P10"><text:s text:c="20"/>for catalog in catalogs</text:p>
      <text:p text:style-name="P10"><text:s text:c="20"/>for catalog_file in catalog_files</text:p>
      <text:p text:style-name="P10"><text:s text:c="20"/>if file.id == catalog_file.file_id and catalog.id == catalog_file.catalog_id]</text:p>
      <text:p text:style-name="P10"/>
      <text:p text:style-name="P10"><text:s text:c="4"/>print("\nЗадание 1")</text:p>
      <text:p text:style-name="P10"><text:s text:c="4"/>print(first_task(one_to_many))</text:p>
      <text:p text:style-name="P10"/>
      <text:p text:style-name="P10"><text:s text:c="4"/>print("\nЗадание 2")</text:p>
      <text:p text:style-name="P10"><text:s text:c="4"/>print(second_task(one_to_many))</text:p>
      <text:p text:style-name="P10"/>
      <text:p text:style-name="P10"><text:s text:c="4"/>print("\nЗадание 3")</text:p>
      <text:p text:style-name="P10"><text:s text:c="4"/>print(third_task(many_to_many, "txt"))</text:p>
      <text:p text:style-name="P10"><text:soft-page-break/></text:p>
      <text:p text:style-name="P10">if __name__ == '__main__':</text:p>
      <text:p text:style-name="P10"><text:s text:c="4"/>main()</text:p>
      <text:p text:style-name="P11">Вывод программы</text:p>
      <text:p text:style-name="P10">Задание 1</text:p>
      <text:p text:style-name="P10">[('first.py', 3, 'PythonCode'), ('more_text.txt', 2, 'Texts'), ('second.py', 4, 'PythonCode'), ('some_text.txt', 1, 'Texts'), ('third.py', 5, 'PythonCode')]</text:p>
      <text:p text:style-name="P10"/>
      <text:p text:style-name="P10">Задание 2</text:p>
      <text:p text:style-name="P10">[('PythonCode', 3), ('Texts', 2)]</text:p>
      <text:p text:style-name="P10"/>
      <text:p text:style-name="P10">Задание 3</text:p>
      <text:p text:style-name="P10">[('some_text.txt', 'Texts'), ('some_text.txt', 'PythonCode'), ('more_text.txt', 'Texts')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6:26:30.446353955</meta:creation-date>
    <dc:date>2024-10-31T16:33:20.287293409</dc:date>
    <meta:editing-duration>PT6M51S</meta:editing-duration>
    <meta:editing-cycles>1</meta:editing-cycles>
    <meta:document-statistic meta:table-count="0" meta:image-count="1" meta:object-count="0" meta:page-count="5" meta:paragraph-count="84" meta:word-count="419" meta:character-count="3688" meta:non-whitespace-character-count="2984"/>
    <meta:generator>LibreOffice/7.3.7.2$Linux_X86_64 LibreOffice_project/30$Build-2</meta:generator>
  </office:meta>
</office:document-meta>
</file>